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cm" fo:min-width="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5cm" fo:min-width="2.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75cm" fo:min-width="5.75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75cm" fo:min-width="6.2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draw:fill="none" fo:min-height="2.596cm"/>
      <style:paragraph-properties style:writing-mode="lr-tb"/>
    </style:style>
    <style:style style:name="P1" style:family="paragraph">
      <style:paragraph-properties fo:text-align="center"/>
      <style:text-properties fo:font-size="12pt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solid" draw:fill-color="#ffffff"/>
      <style:paragraph-properties fo:text-align="center"/>
      <style:text-properties fo:font-size="1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5" draw:id="id5" draw:layer="layout" svg:width="6.5cm" svg:height="1.5cm" svg:x="10.5cm" svg:y="1.5cm">
          <text:p text:style-name="P1"><text:span text:style-name="T1">Capacidades tecnológica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cm" svg:height="1cm" svg:x="7cm" svg:y="5.5cm">
          <text:p text:style-name="P3">Son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.25cm" svg:height="2cm" svg:x="5.25cm" svg:y="8.25cm">
          <text:p text:style-name="P3">capacidades tecnológicas o habilidades requeridas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cm" svg:height="1cm" svg:x="4cm" svg:y="11.5cm">
          <text:p text:style-name="P3">Par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375cm" svg:y1="8.25cm" svg:x2="8.5cm" svg:y2="6.5cm" draw:start-shape="id1" draw:start-glue-point="0" draw:end-shape="id2" draw:end-glue-point="2" svg:d="M8375 8250l125-1750" svg:viewBox="0 0 126 1751">
          <text:p/>
        </draw:connector>
        <draw:custom-shape draw:style-name="gr3" draw:text-style-name="P4" xml:id="id3" draw:id="id3" draw:layer="layout" svg:width="6.25cm" svg:height="2cm" svg:x="2cm" svg:y="14.25cm">
          <text:p text:style-name="P3"><text:s/>uso efectivo del conocimiento tecnológic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125cm" svg:y1="14.25cm" svg:x2="5.5cm" svg:y2="12.5cm" draw:start-shape="id3" draw:start-glue-point="0" draw:end-shape="id4" draw:end-glue-point="2" svg:d="M5125 14250l375-1750" svg:viewBox="0 0 376 1751">
          <text:p/>
        </draw:connector>
        <draw:connector draw:style-name="gr4" draw:text-style-name="P4" draw:layer="layout" draw:type="line" svg:x1="8.5cm" svg:y1="5.5cm" svg:x2="13.75cm" svg:y2="3cm" draw:start-shape="id2" draw:start-glue-point="0" draw:end-shape="id5" draw:end-glue-point="2" svg:d="M8500 5500l5250-2500" svg:viewBox="0 0 5251 2501">
          <text:p/>
        </draw:connector>
        <draw:connector draw:style-name="gr4" draw:text-style-name="P4" draw:layer="layout" draw:type="line" svg:x1="5.5cm" svg:y1="11.5cm" svg:x2="8.375cm" svg:y2="10.25cm" draw:start-shape="id4" draw:start-glue-point="0" draw:end-shape="id1" draw:end-glue-point="2" svg:d="M5500 11500l2875-1250" svg:viewBox="0 0 2876 1251">
          <text:p/>
        </draw:connector>
        <draw:custom-shape draw:style-name="gr2" draw:text-style-name="P4" xml:id="id6" draw:id="id6" draw:layer="layout" svg:width="3cm" svg:height="1cm" svg:x="10.25cm" svg:y="11.5cm">
          <text:p text:style-name="P3">Permite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375cm" svg:y1="10.25cm" svg:x2="11.75cm" svg:y2="11.5cm" draw:start-shape="id1" draw:start-glue-point="2" draw:end-shape="id6" draw:end-glue-point="0" svg:d="M8375 10250l3375 1250" svg:viewBox="0 0 3376 1251">
          <text:p/>
        </draw:connector>
        <draw:custom-shape draw:style-name="gr5" draw:text-style-name="P4" xml:id="id7" draw:id="id7" draw:layer="layout" svg:width="6.75cm" svg:height="2cm" svg:x="9.5cm" svg:y="14.25cm">
          <text:p text:style-name="P3">adaptarse en distintos escenarios, incluso turbulentos, a fin de lograr una ventaja competitiva sostenibl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75cm" svg:y1="12.5cm" svg:x2="12.875cm" svg:y2="14.25cm" draw:start-shape="id6" draw:start-glue-point="2" draw:end-shape="id7" draw:end-glue-point="0" svg:d="M11750 12500l1125 1750" svg:viewBox="0 0 1126 1751">
          <text:p/>
        </draw:connector>
        <draw:custom-shape draw:style-name="gr2" draw:text-style-name="P4" xml:id="id8" draw:id="id8" draw:layer="layout" svg:width="3cm" svg:height="1cm" svg:x="16.25cm" svg:y="5cm">
          <text:p text:style-name="P3">Aumentan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6.25cm" svg:height="2cm" svg:x="17.5cm" svg:y="8.25cm">
          <text:p text:style-name="P3">capacidades tecnológicas de la organizació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75cm" svg:y1="3cm" svg:x2="17.75cm" svg:y2="5cm" draw:start-shape="id5" draw:start-glue-point="2" draw:end-shape="id8" draw:end-glue-point="0" svg:d="M13750 3000l4000 2000" svg:viewBox="0 0 4001 2001">
          <text:p/>
        </draw:connector>
        <draw:connector draw:style-name="gr4" draw:text-style-name="P5" draw:layer="layout" draw:type="line" svg:x1="17.75cm" svg:y1="6cm" svg:x2="20.625cm" svg:y2="8.25cm" draw:start-shape="id8" draw:start-glue-point="2" draw:end-shape="id9" draw:end-glue-point="0" svg:d="M17750 6000l2875 2250" svg:viewBox="0 0 2876 2251">
          <text:p/>
        </draw:connector>
        <draw:frame draw:style-name="gr6" draw:text-style-name="P6" draw:layer="layout" svg:width="18.75cm" svg:height="2.846cm" svg:x="1cm" svg:y="18.5cm">
          <draw:text-box>
            <text:p><text:span text:style-name="T2">Fuentes:</text:span></text:p>
            <text:p><text:span text:style-name="T3">Las capacidades </text:span><text:span text:style-name="T3">Tecnológicas para la </text:span><text:span text:style-name="T3">Innovación en </text:span><text:span text:style-name="T3">empresas de </text:span><text:span text:style-name="T3">manufactura. Portal </text:span><text:span text:style-name="T3">de Revistas UR. </text:span><text:span text:style-name="T3">(n.d.).</text:span><text:span text:style-name="T3"><text:a xlink:href="https://revistas.urosario.edu.co/xml/1872/187243745011/index.html#:~:text=Resumen%3A%20Las%20capacidades%20tecnológicas%20son,manera%20efectiva%20en%20los%20mercados" xlink:type="simple">https://revistas.urosario.edu.co/xml/1872/187243745011/index.html#:~:text=Resumen%3A%20Las%20capacidades%20tecnol%C3%B3gicas%20son,manera%20efectiva%20en%20los%20mercados</text:a></text:span><text:span text:style-name="T3">. </text:span></text:p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4:00:50.288559112</meta:creation-date>
    <dc:date>2023-10-17T15:53:27.017599663</dc:date>
    <meta:editing-duration>PT31S</meta:editing-duration>
    <meta:editing-cycles>1</meta:editing-cycles>
    <meta:document-statistic meta:object-count="18"/>
    <meta:generator>LibreOffice/7.3.7.2$Linux_X86_64 LibreOffice_project/30$Build-2</meta:generator>
  </office:meta>
</office:document-meta>
</file>